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2748">
            <text:p>T-2748</text:p>
          </table:table-cell>
          <table:table-cell office:value-type="float" office:value="59.3116495875331">
            <text:p>59.3116495875331</text:p>
          </table:table-cell>
          <table:table-cell office:value-type="float" office:value="11.0202433084196">
            <text:p>11.0202433084196</text:p>
          </table:table-cell>
          <table:table-cell office:value-type="float" office:value="9375.0">
            <text:p>937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14">
            <text:p>1.14</text:p>
          </table:table-cell>
          <table:table-cell office:value-type="float" office:value="1.1406331128834033">
            <text:p>1.1406331128834033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2255">
            <text:p>T-2255</text:p>
          </table:table-cell>
          <table:table-cell office:value-type="float" office:value="59.2038340631573">
            <text:p>59.2038340631573</text:p>
          </table:table-cell>
          <table:table-cell office:value-type="float" office:value="11.1386525391326">
            <text:p>11.1386525391326</text:p>
          </table:table-cell>
          <table:table-cell office:value-type="float" office:value="4000.0">
            <text:p>400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1.16">
            <text:p>1.16</text:p>
          </table:table-cell>
          <table:table-cell office:value-type="float" office:value="1.1575785820222568">
            <text:p>1.1575785820222568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23">
            <text:p>T-123</text:p>
          </table:table-cell>
          <table:table-cell office:value-type="float" office:value="59.166666666666664">
            <text:p>59.166666666666664</text:p>
          </table:table-cell>
          <table:table-cell office:value-type="float" office:value="10.9">
            <text:p>10.9</text:p>
          </table:table-cell>
          <table:table-cell office:value-type="float" office:value="6850.0">
            <text:p>6850.0</text:p>
          </table:table-cell>
          <table:table-cell office:value-type="float" office:value="170.0">
            <text:p>170.0</text:p>
          </table:table-cell>
          <table:table-cell office:value-type="string" office:value="littorina littorea">
            <text:p>littorina litto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2.25">
            <text:p>2.25</text:p>
          </table:table-cell>
          <table:table-cell office:value-type="float" office:value="2.2474540706384434">
            <text:p>2.2474540706384434</text:p>
          </table:table-cell>
          <table:table-cell office:value-type="string" office:value="Nydal1960,Sorensen1999,CreelEtal2022">
            <text:p>Nydal1960,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17">
            <text:p>T-117</text:p>
          </table:table-cell>
          <table:table-cell office:value-type="float" office:value="59.25">
            <text:p>59.25</text:p>
          </table:table-cell>
          <table:table-cell office:value-type="float" office:value="10.966666666666667">
            <text:p>10.966666666666667</text:p>
          </table:table-cell>
          <table:table-cell office:value-type="float" office:value="9950.0">
            <text:p>9950.0</text:p>
          </table:table-cell>
          <table:table-cell office:value-type="float" office:value="300.0">
            <text:p>30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5">
            <text:p>12.5</text:p>
          </table:table-cell>
          <table:table-cell office:value-type="float" office:value="2.25">
            <text:p>2.25</text:p>
          </table:table-cell>
          <table:table-cell office:value-type="float" office:value="2.2474828895019967">
            <text:p>2.24748288950199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4134A">
            <text:p>T-4134A</text:p>
          </table:table-cell>
          <table:table-cell office:value-type="float" office:value="59.0043321458068">
            <text:p>59.0043321458068</text:p>
          </table:table-cell>
          <table:table-cell office:value-type="float" office:value="11.5105315293407">
            <text:p>11.5105315293407</text:p>
          </table:table-cell>
          <table:table-cell office:value-type="float" office:value="10040.0">
            <text:p>10040.0</text:p>
          </table:table-cell>
          <table:table-cell office:value-type="float" office:value="0.0">
            <text:p/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75.32">
            <text:p>175.32</text:p>
          </table:table-cell>
          <table:table-cell office:value-type="float" office:value="1.15">
            <text:p>1.15</text:p>
          </table:table-cell>
          <table:table-cell office:value-type="float" office:value="1.1523032918528209">
            <text:p>1.1523032918528209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841">
            <text:p>T-1841</text:p>
          </table:table-cell>
          <table:table-cell office:value-type="float" office:value="59.3166666666667">
            <text:p>59.3166666666667</text:p>
          </table:table-cell>
          <table:table-cell office:value-type="float" office:value="11.6">
            <text:p>11.6</text:p>
          </table:table-cell>
          <table:table-cell office:value-type="float" office:value="10050.0">
            <text:p>10050.0</text:p>
          </table:table-cell>
          <table:table-cell office:value-type="float" office:value="190.0">
            <text:p>1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6.0">
            <text:p>116.0</text:p>
          </table:table-cell>
          <table:table-cell office:value-type="float" office:value="1.49">
            <text:p>1.49</text:p>
          </table:table-cell>
          <table:table-cell office:value-type="float" office:value="1.4935001238707333">
            <text:p>1.4935001238707333</text:p>
          </table:table-cell>
          <table:table-cell office:value-type="string" office:value="NydalEtal1985,CreelEtal2022">
            <text:p>NydalEtal1985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2747">
            <text:p>T-2747</text:p>
          </table:table-cell>
          <table:table-cell office:value-type="float" office:value="59.0500349657662">
            <text:p>59.0500349657662</text:p>
          </table:table-cell>
          <table:table-cell office:value-type="float" office:value="11.0516957603277">
            <text:p>11.0516957603277</text:p>
          </table:table-cell>
          <table:table-cell office:value-type="float" office:value="6395.0">
            <text:p>6395.0</text:p>
          </table:table-cell>
          <table:table-cell office:value-type="float" office:value="95.0">
            <text:p>9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7">
            <text:p>2.7</text:p>
          </table:table-cell>
          <table:table-cell office:value-type="float" office:value="2.7036287204110674">
            <text:p>2.7036287204110674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839">
            <text:p>T-1839</text:p>
          </table:table-cell>
          <table:table-cell office:value-type="float" office:value="59.3166666666667">
            <text:p>59.3166666666667</text:p>
          </table:table-cell>
          <table:table-cell office:value-type="float" office:value="11.6">
            <text:p>11.6</text:p>
          </table:table-cell>
          <table:table-cell office:value-type="float" office:value="10110.0">
            <text:p>10110.0</text:p>
          </table:table-cell>
          <table:table-cell office:value-type="float" office:value="190.0">
            <text:p>190.0</text:p>
          </table:table-cell>
          <table:table-cell office:value-type="string" office:value="balanus sp and mya truncata">
            <text:p>balanus sp and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float" office:value="1.75">
            <text:p>1.75</text:p>
          </table:table-cell>
          <table:table-cell office:value-type="float" office:value="1.7482199845111446">
            <text:p>1.7482199845111446</text:p>
          </table:table-cell>
          <table:table-cell office:value-type="string" office:value="NydalEtal1985,CreelEtal2022">
            <text:p>NydalEtal1985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719">
            <text:p>T-3719</text:p>
          </table:table-cell>
          <table:table-cell office:value-type="float" office:value="59.1194249778974">
            <text:p>59.1194249778974</text:p>
          </table:table-cell>
          <table:table-cell office:value-type="float" office:value="11.4217246063059">
            <text:p>11.4217246063059</text:p>
          </table:table-cell>
          <table:table-cell office:value-type="float" office:value="11100.0">
            <text:p>111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1.44">
            <text:p>1.44</text:p>
          </table:table-cell>
          <table:table-cell office:value-type="float" office:value="1.4386890625578155">
            <text:p>1.4386890625578155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0_801">
            <text:p>T-10_801</text:p>
          </table:table-cell>
          <table:table-cell office:value-type="float" office:value="59.1194249778974">
            <text:p>59.1194249778974</text:p>
          </table:table-cell>
          <table:table-cell office:value-type="float" office:value="11.4217246063059">
            <text:p>11.4217246063059</text:p>
          </table:table-cell>
          <table:table-cell office:value-type="float" office:value="11240.0">
            <text:p>11240.0</text:p>
          </table:table-cell>
          <table:table-cell office:value-type="float" office:value="75.0">
            <text:p>75.0</text:p>
          </table:table-cell>
          <table:table-cell office:value-type="string" office:value="whalebone">
            <text:p>whalebon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45.0">
            <text:p>145.0</text:p>
          </table:table-cell>
          <table:table-cell office:value-type="float" office:value="1.44">
            <text:p>1.44</text:p>
          </table:table-cell>
          <table:table-cell office:value-type="float" office:value="1.4386890625578155">
            <text:p>1.4386890625578155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0802">
            <text:p>T-10802</text:p>
          </table:table-cell>
          <table:table-cell office:value-type="float" office:value="59.1194249778974">
            <text:p>59.1194249778974</text:p>
          </table:table-cell>
          <table:table-cell office:value-type="float" office:value="11.4217246063059">
            <text:p>11.4217246063059</text:p>
          </table:table-cell>
          <table:table-cell office:value-type="float" office:value="10040.0">
            <text:p>1004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0.0">
            <text:p>150.0</text:p>
          </table:table-cell>
          <table:table-cell office:value-type="float" office:value="1.45">
            <text:p>1.45</text:p>
          </table:table-cell>
          <table:table-cell office:value-type="float" office:value="1.4498166773134997">
            <text:p>1.4498166773134997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346">
            <text:p>T-3346</text:p>
          </table:table-cell>
          <table:table-cell office:value-type="float" office:value="59.2289960475143">
            <text:p>59.2289960475143</text:p>
          </table:table-cell>
          <table:table-cell office:value-type="float" office:value="10.7806858188094">
            <text:p>10.7806858188094</text:p>
          </table:table-cell>
          <table:table-cell office:value-type="float" office:value="11380.0">
            <text:p>11380.0</text:p>
          </table:table-cell>
          <table:table-cell office:value-type="float" office:value="95.0">
            <text:p>95.0</text:p>
          </table:table-cell>
          <table:table-cell office:value-type="string" office:value="shell">
            <text:p>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43">
            <text:p>1.43</text:p>
          </table:table-cell>
          <table:table-cell office:value-type="float" office:value="1.4303676529097917">
            <text:p>1.4303676529097917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107">
            <text:p>T-3107</text:p>
          </table:table-cell>
          <table:table-cell office:value-type="float" office:value="59.4168296799379">
            <text:p>59.4168296799379</text:p>
          </table:table-cell>
          <table:table-cell office:value-type="float" office:value="10.6977330853902">
            <text:p>10.6977330853902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1.14">
            <text:p>1.14</text:p>
          </table:table-cell>
          <table:table-cell office:value-type="float" office:value="1.1357754498973256">
            <text:p>1.1357754498973256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106">
            <text:p>T-3106</text:p>
          </table:table-cell>
          <table:table-cell office:value-type="float" office:value="59.2805348014448">
            <text:p>59.2805348014448</text:p>
          </table:table-cell>
          <table:table-cell office:value-type="float" office:value="10.9159900480406">
            <text:p>10.9159900480406</text:p>
          </table:table-cell>
          <table:table-cell office:value-type="float" office:value="5700.0">
            <text:p>570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1.15">
            <text:p>1.15</text:p>
          </table:table-cell>
          <table:table-cell office:value-type="float" office:value="1.1540110278486582">
            <text:p>1.1540110278486582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ua-1399A">
            <text:p>Tua-1399A</text:p>
          </table:table-cell>
          <table:table-cell office:value-type="float" office:value="59.0747653074068">
            <text:p>59.0747653074068</text:p>
          </table:table-cell>
          <table:table-cell office:value-type="float" office:value="11.5253326831798">
            <text:p>11.5253326831798</text:p>
          </table:table-cell>
          <table:table-cell office:value-type="float" office:value="10480.0">
            <text:p>1048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6.82">
            <text:p>196.82</text:p>
          </table:table-cell>
          <table:table-cell office:value-type="float" office:value="1.15">
            <text:p>1.15</text:p>
          </table:table-cell>
          <table:table-cell office:value-type="float" office:value="1.1511214118100448">
            <text:p>1.1511214118100448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21">
            <text:p>T-121</text:p>
          </table:table-cell>
          <table:table-cell office:value-type="float" office:value="59.25">
            <text:p>59.25</text:p>
          </table:table-cell>
          <table:table-cell office:value-type="float" office:value="10.966666666666667">
            <text:p>10.966666666666667</text:p>
          </table:table-cell>
          <table:table-cell office:value-type="float" office:value="6570.0">
            <text:p>6570.0</text:p>
          </table:table-cell>
          <table:table-cell office:value-type="float" office:value="150.0">
            <text:p>150.0</text:p>
          </table:table-cell>
          <table:table-cell office:value-type="string" office:value="Isocardia cor">
            <text:p>Isocardia cor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74828895019967">
            <text:p>2.2474828895019967</text:p>
          </table:table-cell>
          <table:table-cell office:value-type="string" office:value="Nydal1960,CreelEtal2022">
            <text:p>Nydal196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